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10"/>
          <table:table-cell table:style-name="Default" office:value-type="string">
            <text:p>Truth Table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1"/>
          <table:table-cell table:style-name="Default" office:value-type="string">
            <text:p>DeMorgan's</text:p>
          </table:table-cell>
          <table:table-cell table:style-name="Default" office:value-type="string">
            <text:p>Law</text:p>
          </table:table-cell>
          <table:table-cell table:style-name="Default" office:value-type="string">
            <text:p>DeMorgan's</text:p>
          </table:table-cell>
          <table:table-cell table:style-name="Default" office:value-type="string">
            <text:p>Law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2"/>
          <table:table-cell table:number-columns-repeated="2" table:style-name="Default" office:value-type="string">
            <text:p>Boolean</text:p>
          </table:table-cell>
          <table:table-cell table:number-columns-repeated="2" office:value-type="string">
            <text:p>not</text:p>
          </table:table-cell>
          <table:table-cell table:style-name="Default" table:number-columns-repeated="2"/>
          <table:table-cell office:value-type="string">
            <text:p>xor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!X</text:p>
          </table:table-cell>
          <table:table-cell office:value-type="string">
            <text:p>!Y</text:p>
          </table:table-cell>
          <table:table-cell office:value-type="string">
            <text:p>X&amp;&amp;Y</text:p>
          </table:table-cell>
          <table:table-cell office:value-type="string">
            <text:p>X||Y</text:p>
          </table:table-cell>
          <table:table-cell office:value-type="string">
            <text:p>X^Y</text:p>
          </table:table-cell>
          <table:table-cell office:value-type="string">
            <text:p>(X^Y)^Y</text:p>
          </table:table-cell>
          <table:table-cell office:value-type="string">
            <text:p>(X^Y)^X</text:p>
          </table:table-cell>
          <table:table-cell office:value-type="string">
            <text:p>!(X&amp;&amp;Y)</text:p>
          </table:table-cell>
          <table:table-cell office:value-type="string">
            <text:p>!X||!Y</text:p>
          </table:table-cell>
          <table:table-cell office:value-type="string">
            <text:p>!(X||Y)</text:p>
          </table:table-cell>
          <table:table-cell office:value-type="string">
            <text:p>!X&amp;&amp;!Y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table:number-columns-repeated="3" office:value-type="string">
            <text:p>T</text:p>
          </table:table-cell>
          <table:table-cell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office:value-type="string">
            <text:p>F</text:p>
          </table:table-cell>
          <table:table-cell table:number-columns-repeated="3"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5" office:value-type="string">
            <text:p>F</text:p>
          </table:table-cell>
          <table:table-cell table:number-columns-repeated="4" office:value-type="string">
            <text:p>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06/28/2021</text:date>, <text:time>15:5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6-28T15:23:48.54</meta:creation-date>
    <dc:date>2021-06-28T15:59:05.39</dc:date>
    <dc:creator>Mark Lehr</dc:creator>
    <meta:editing-duration>PT20M6S</meta:editing-duration>
    <meta:editing-cycles>1</meta:editing-cycles>
    <meta:document-statistic meta:table-count="3" meta:cell-count="77" meta:object-count="0"/>
    <meta:generator>OpenOffice/4.1.6$Win32 OpenOffice.org_project/416m1$Build-9790</meta:generator>
  </office:meta>
</office:document-meta>
</file>